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background-color="#fce5cd" style:font-name-asian="Times New Roman1" style:font-name-complex="Times New Roman1"/>
    </style:style>
    <style:style style:name="P3" style:family="paragraph" style:parent-style-name="Standard">
      <style:text-properties fo:color="#ff00ff" style:font-name="Times New Roman" style:font-name-asian="Times New Roman1" style:font-name-complex="Times New Roman1"/>
    </style:style>
    <style:style style:name="P4" style:family="paragraph" style:parent-style-name="Standard">
      <style:text-properties fo:color="#0000ff" style:font-name="Times New Roman" style:font-name-asian="Times New Roman1" style:font-name-complex="Times New Roman1"/>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style:font-name="Times New Roman" style:font-name-asian="Times New Roman1" style:font-name-complex="Times New Roman1"/>
    </style:style>
    <style:style style:name="P7" style:family="paragraph" style:parent-style-name="Standard">
      <style:paragraph-properties fo:margin-left="0cm" fo:margin-right="0cm" fo:text-indent="1.27cm" style:auto-text-indent="false"/>
      <style:text-properties style:font-name="Times New Roman" fo:background-color="#fce5cd" style:font-name-asian="Times New Roman1" style:font-name-complex="Times New Roman1"/>
    </style:style>
    <style:style style:name="P8" style:family="paragraph" style:parent-style-name="Standard">
      <style:paragraph-properties fo:margin-left="0cm" fo:margin-right="0cm" fo:text-indent="1.27cm"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master-page-name="Standard">
      <style:paragraph-properties fo:margin-left="0cm" fo:margin-right="0cm" fo:text-indent="1.27cm" style:auto-text-indent="false" style:page-number="1"/>
    </style:style>
    <style:style style:name="P10" style:family="paragraph" style:parent-style-name="Standard" style:list-style-name="WWNum1">
      <style:paragraph-properties fo:margin-left="1.27cm" fo:margin-right="0cm" fo:text-indent="-0.635cm" style:auto-text-indent="false"/>
    </style:style>
    <style:style style:name="T1" style:family="text">
      <style:text-properties style:font-name="Times New Roman" fo:background-color="#fce5cd" loext:char-shading-value="0" style:font-name-asian="Times New Roman1"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ize="10pt" fo:background-color="#d0e0e3" loext:char-shading-value="0" style:font-name-asian="Times New Roman1" style:font-size-asian="10pt" style:font-name-complex="Times New Roman1" style:font-size-complex="10pt"/>
    </style:style>
    <style:style style:name="T5" style:family="text">
      <style:text-properties style:font-name="Times New Roman" fo:background-color="#f4cccc" loext:char-shading-value="0" style:font-name-asian="Times New Roman1" style:font-name-complex="Times New Roman1"/>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fo:background-color="#ffffff"/>
    </style:style>
    <style:style style:name="T8"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9"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10"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fo:color="#1155cc" style:font-name="Times New Roman" fo:font-size="10pt" style:text-underline-style="solid" style:text-underline-width="auto" style:text-underline-color="font-color" fo:background-color="#d0e0e3" loext:char-shading-value="0" style:font-name-asian="Times New Roman1" style:font-size-asian="10pt" style:font-name-complex="Times New Roman1" style:font-size-complex="10pt"/>
    </style:style>
    <style:style style:name="T12" style:family="text">
      <style:text-properties fo:color="#1155cc" style:font-name="Times New Roman" style:text-underline-style="solid" style:text-underline-width="auto" style:text-underline-color="font-color" style:font-name-asian="Times New Roman1" style:font-name-complex="Times New Roman1"/>
    </style:style>
    <style:style style:name="T13" style:family="text">
      <style:text-properties fo:color="#1155cc" style:font-name="Times New Roman" style:text-underline-style="solid" style:text-underline-width="auto" style:text-underline-color="font-color" fo:background-color="#f4cccc" loext:char-shading-value="0" style:font-name-asian="Times New Roman1" style:font-name-complex="Times New Roman1"/>
    </style:style>
    <style:style style:name="T14" style:family="text">
      <style:text-properties fo:font-size="9pt" style:font-size-asian="9pt" style:font-size-complex="9pt"/>
    </style:style>
    <style:style style:name="T15" style:family="text">
      <style:text-properties fo:font-size="10pt" style:font-size-asian="10pt" style:font-size-complex="10pt"/>
    </style:style>
    <style:style style:name="T16" style:family="text">
      <style:text-properties fo:color="#ff00ff" style:font-name="Times New Roman" style:font-name-asian="Times New Roman1" style:font-name-complex="Times New Roman1"/>
    </style:style>
    <style:style style:name="T17" style:family="text">
      <style:text-properties fo:color="#0000ff"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MIST (США, Австралия [2016ApJ...823..102C]) и </text:span></text:p>
      <text:p text:style-name="P5"><text:span text:style-name="T2">Mesa Isochrones and Stellar Tracks (MIST). I. Solar-scaled Models</text:span></text:p>
      <text:p text:style-name="P5"><text:span text:style-name="T2">Choi, Jieun; Dotter, Aaron; Conroy, Charlie; Cantiello, Matteo; Paxton, Bill; Johnson, Benjamin D.</text:span></text:p>
      <text:p text:style-name="P5"><text:span text:style-name="T2">The Astrophysical Journal, Volume 823, Issue 2, article id. 102, 48 pp. (2016). (ApJ Homepage)</text:span></text:p>
      <text:p text:style-name="P5"><text:span text:style-name="T2">06/2016</text:span></text:p>
      <text:p text:style-name="P6"/>
      <text:p text:style-name="P5"><text:span text:style-name="T1">PARSEC (Италия [2012MNRAS.427..12713])</text:span></text:p>
      <text:p text:style-name="P5"><text:span text:style-name="T2">PARSEC: stellar tracks and isochrones with the PAdova and TRieste Stellar Evolution Code</text:span></text:p>
      <text:p text:style-name="P5"><text:span text:style-name="T2">Bressan, Alessandro; Marigo, Paola; Girardi, Léo.; Salasnich, Bernardo; Dal Cero, Claudia; Rubele, Stefano; Nanni, Ambra</text:span></text:p>
      <text:p text:style-name="P5"><text:span text:style-name="T2">Monthly Notices of the Royal Astronomical Society, Volume 427, Issue 1, pp. 127-145. (MNRAS Homepage)<text:tab/></text:span></text:p>
      <text:p text:style-name="P5"><text:span text:style-name="T2">11/2012</text:span></text:p>
      <text:p text:style-name="P6"/>
      <text:p text:style-name="P5"><text:span text:style-name="T2">The Need for Infrared Astrometry of Brown Dwarfs in the Post-Gaia Era</text:span></text:p>
      <text:p text:style-name="P5"><text:span text:style-name="T2">Kirkpatrick, J. Davy; Abdurrahman, Fatima; Best, William M.; Dupuy, Trent J.; Faherty, Jacqueline K.; Henderson, Calen B.; Marocco, Federico; Mroz, Przemek; Sahlmann, Johannes; Smart, Richard L.; Theissen, Christopher A.; Wright, Edward L.</text:span></text:p>
      <text:p text:style-name="P5"><text:span text:style-name="T2">Astro2020: Decadal Survey on Astronomy and Astrophysics, science white papers, no. 105; Bulletin of the American Astronomical Society, Vol. 51, Issue 3, id. 105 (2019)</text:span></text:p>
      <text:p text:style-name="P5"><text:span text:style-name="T2">Pub Date: May 2019 Bibcode: 2019BAAS...51c.105K </text:span></text:p>
      <text:p text:style-name="P6"/>
      <text:p text:style-name="P5"><text:span text:style-name="T2">Gaia<text:tab/>Collaboration,<text:tab/>Brown,<text:tab/>A.G.A.,<text:tab/>Vallenari,<text:tab/>A.,<text:tab/>et<text:tab/>al.,<text:tab/>2018,<text:tab/>A&amp;A,<text:tab/>616,<text:tab/>A1. </text:span></text:p>
      <text:p text:style-name="P5"><text:span text:style-name="T2">Gaia<text:tab/>Collaboration,<text:tab/>Prusti,<text:tab/>T.,<text:tab/>de<text:tab/>Bruijne,<text:tab/>J.H.J.,<text:tab/>et<text:tab/>al.,<text:tab/>2016,<text:tab/>A&amp;A,<text:tab/>595,<text:tab/>A1.</text:span></text:p>
      <text:p text:style-name="P5"><text:span text:style-name="T2">Kirkpatrick,<text:tab/>J.<text:tab/>D.,<text:tab/>Martin,<text:tab/>E.M.,<text:tab/>Smart,<text:tab/>R.L.,<text:tab/>et<text:tab/>al.,<text:tab/>2019</text:span><text:span text:style-name="T3">a</text:span><text:span text:style-name="T2">,<text:tab/>ApJS,<text:tab/>240,<text:tab/>19.</text:span></text:p>
      <text:p text:style-name="P6"/>
      <text:p text:style-name="P5"><text:span text:style-name="T2">Gaia Data Release 1. Pre-processing and source list creation</text:span></text:p>
      <text:p text:style-name="P5"><text:span text:style-name="T2">Fabricius, C.; Bastian, U.; Portell, J.; Castañeda, J.; Davidson, M.; Hambly, N. C.; Clotet, M.; Biermann, M.; Mora, A.; Busonero, D.; Riva, A.; Brown, A. G. A.; Smart, R.; Lammers, U.; Torra, J.; Drimmel, R.; Gracia, G.; Löffler, W.; Spagna, A.; Lindegren, L. ; ...</text:span></text:p>
      <text:p text:style-name="P5"><text:span text:style-name="T2">Astronomy &amp; Astrophysics, Volume 595, id.A3, 21 pp.</text:span></text:p>
      <text:p text:style-name="P5"><text:span text:style-name="T2">November 2016</text:span></text:p>
      <text:p text:style-name="P6"/>
      <text:p text:style-name="P5"><text:span text:style-name="T2">Astronomy &amp; Astrophysics manuscript no. lblucy c ESO 2018 April 1, 2018 Irradiated stars with convective envelopes L.B.Lucy </text:span></text:p>
      <text:p text:style-name="Standard"><text:span text:style-name="T4">Взято из Hurley et al., 2007, рис. 7b. <text:s/></text:span><text:a xlink:type="simple" xlink:href="https://arxiv.org/pdf/0704.0290.pdf" text:style-name="Internet_20_link" text:visited-style-name="Visited_20_Internet_20_Link"><text:span text:style-name="T11">https://arxiv.org/pdf/0704.0290.pdf</text:span></text:a></text:p>
      <text:p text:style-name="P6"/>
      <text:p text:style-name="P6"/>
      <text:list xml:id="list4289601087561214987" text:style-name="WWNum1">
        <text:list-item>
          <text:p text:style-name="P10"><text:span text:style-name="T14">Алам и др. (Sh. Alam, F.D. Albareti, C. Allende Prieto, et al.), eprint arXiv: 1501.00963 (2015).</text:span></text:p>
        </text:list-item>
        <text:list-item>
          <text:p text:style-name="P10"><text:span text:style-name="T14">ван Альтен и др. (W.F. van Altena, J.T. Lee, and E.D. Hoffleit), The General Catalogue of Trigonometric Stellar Parallaxes (Yale Univ. Observ., New Haven, 1995).</text:span></text:p>
        </text:list-item>
        <text:list-item>
          <text:p text:style-name="P10"><text:span text:style-name="T14">Арно и др. (F. Arenou , X. Luri , C. Babusiaux et al.) A&amp;A, manuscript no. GAIA-CS-CP-OPM-FA-079 (2018)</text:span></text:p>
        </text:list-item>
        <text:list-item>
          <text:p text:style-name="P10"><text:span text:style-name="T14">Балега и др. (I. I. Balega, Yu. Yu. Balega, L. T. Gasanova, V. V. Dyachenko, A. F. Maksimov, E. V. </text:span><text:soft-page-break/><text:span text:style-name="T14">Malogolovets, D. A. Rastegaev, and Z. U. Shkhagosheva), Astrophys. Bull. 68, 53 (2013).</text:span></text:p>
        </text:list-item>
        <text:list-item>
          <text:p text:style-name="P10"><text:span text:style-name="T14">Бенедикт и др. (G.F. Benedict, T.J. Henry, O. G. Franz, B.E. McArthur, L.H. Wasserman, Jao Wei-Chun, P. A. Cargile, S.B</text:span></text:p>
        </text:list-item>
        <text:list-item>
          <text:p text:style-name="P10"><text:span text:style-name="T14">Вилен и др. (R. Wielen, C. Dettbarn, H. Jahreiss, H. Lenhardt, and H. Schwan), Astron. Astrophys.346, 675 (1999).</text:span></text:p>
        </text:list-item>
        <text:list-item>
          <text:p text:style-name="P10"><text:span text:style-name="T14">Грошева (E.A. Grosheva), Astrophysics 49, 397 (2006).</text:span></text:p>
        </text:list-item>
        <text:list-item>
          <text:p text:style-name="P10"><text:span text:style-name="T14">Данн (R.B. Dunn, H. Hugues, and W.J. Luyten), Astron. J. 60, 274 (1955).</text:span></text:p>
        </text:list-item>
        <text:list-item>
          <text:p text:style-name="P10"><text:span text:style-name="T14">Диттманн и др. (J.A. Dittmann, J.M. Irwin, D. Charbonneau, and Z.K. Berta-Thompson), Astrophys. J. 784, 156 (2014).</text:span></text:p>
        </text:list-item>
        <text:list-item>
          <text:p text:style-name="P10"><text:span text:style-name="T14">Диттман и др. (J.A. Dittmann, J.M. Irwin, D. Charbonneau, Z.K. Berta-Thompson, E.R. Newton, D.W. Latham, Ch.A. Latham, G. Esquerdo, P. Berlind, and M.L. Calkins), Astron. J. 836, id. 124 (2017).</text:span></text:p>
        </text:list-item>
        <text:list-item>
          <text:p text:style-name="P10"><text:span text:style-name="T14">Жоу и др. (G. Zhou, D. Bayliss, J.D. Hartman, G.A. Bakos, K. Penev, Z. Csubry, T.G. Tan, A. Jordan, et al.), MNRAS 437, 2831 (2014).</text:span></text:p>
        </text:list-item>
        <text:list-item>
          <text:p text:style-name="P10"><text:span text:style-name="T14">Зеновине и др. (R. Zenoviene, G. Tautvaisiene, B. Nordström, E. Stonkut, and G. Bariseviius), Astron. Astrophys. 576, A113 (2015).</text:span></text:p>
        </text:list-item>
        <text:list-item>
          <text:p text:style-name="P10"><text:span text:style-name="T14">Измайлов и др. (I.S. Izmailov, M.L. Khovritcheva, M.Yu. Khovritchev, et al.), Astron. Lett. 36, 349 (2010).</text:span></text:p>
        </text:list-item>
        <text:list-item>
          <text:p text:style-name="P10"><text:span text:style-name="T14">Кортес и др. (M. Cortes Contreras, J. A. Caballero, V. J. S. Bejar, et al.), in Proceedings of the 18th Cambridge Workshop on Cool Stars, Stellar Systems, and the Sun, Lowell Observ., Phoenix, AZ, June 8–14, 2014 (2015).</text:span></text:p>
        </text:list-item>
        <text:list-item>
          <text:p text:style-name="P10"><text:span text:style-name="T14">Кутри и др. (R.M. Cutri, M.F. Skrutskie, S. van Dyk, C.A. Beichman, J.M. Carpenter, T. Chester, L. Cambresy, T. Evans, et al.),The IRSA 2MASS All-Sky Point Source Catalog, NASA/IPAC Infrared Science Archive; http://irsa.ipac.caltech.edu/applications/Gator/ (2003).</text:span></text:p>
        </text:list-item>
        <text:list-item>
          <text:p text:style-name="P10"><text:span text:style-name="T14">Ласкер и др. (B.M. Lasker, G.R. Greene, M.J. Lattanzi, et al.), Astrophysics and Algorithms: a DIMACS Workshop on Massive Astronomical Data Sets (1998).</text:span></text:p>
        </text:list-item>
        <text:list-item>
          <text:p text:style-name="P10"><text:span text:style-name="T14">Лейтен (W.J. Luyten), New Luyten catalogue of stars with proper motions larger than two tenths of an arcsecond; and first supplement; NLTT. Minneapolis (1979).</text:span></text:p>
        </text:list-item>
        <text:list-item>
          <text:p text:style-name="P10"><text:span text:style-name="T14">Линдерген и др. (L. Lindegren, J. Hernández , A. Bombrun et al.), A&amp;A, manuscript no. DR2-Astrometry (2018)</text:span></text:p>
        </text:list-item>
        <text:list-item>
          <text:p text:style-name="P10"><text:span text:style-name="T14">Опитц и др. (D. Opitz, C. G. Tinney, J. K. Faherty, S. Sweet, C. R. Gelino, and J. D. Kirkpatrick), Astrophys. J. 819, 17 (2016).</text:span></text:p>
        </text:list-item>
        <text:list-item>
          <text:p text:style-name="P10"><text:span text:style-name="T14">Райт и др. (E.L. Wright, P.R.M. Eisenhardt, A.K. Mainzer, M.E. Ressler, R.M. Cutri, T. Jarrett, J.D. Kirkpatrick, D. Padgett, et al.), Astrophys. J. 140, 1868 (2010).</text:span></text:p>
        </text:list-item>
        <text:list-item>
          <text:p text:style-name="P10"><text:span text:style-name="T14">Ридел и др. <text:s/>(A.R. Riedel, Ch.T. Finch, T.J. Henry, J.P. Subasavage, W.-C. Jao, L. Malo, D.R. Rodriguez, R.J. White, et al.), Astron. J. 147, 85 (2014).</text:span></text:p>
        </text:list-item>
        <text:list-item>
          <text:p text:style-name="P10"><text:span text:style-name="T14">Сафонов и др. (B. Safonov, P. Lysenko, N. Shatskii, M. Turchenko, and V. Rybakovskii), Speckle Polarimeter for the 2.5-m Telescope: Design and Alignment (Moscow, 2015) [in Russian].</text:span></text:p>
        </text:list-item>
        <text:list-item>
          <text:p text:style-name="P10"><text:span text:style-name="T14">Сафонов и др. (B. Safonov, A. Dodin, and O. Vozyakova), Determining the Angular Scale and Orientation of the Speckle-Polarimeter Detector (Moscow, 2016) [in Russian].</text:span></text:p>
        </text:list-item>
        <text:list-item>
          <text:p text:style-name="P10"><text:span text:style-name="T14">Сендерс, Бинней (J. Sanders and J. Binney), MN-RAS 449, 3479 (2015).</text:span></text:p>
        </text:list-item>
        <text:list-item>
          <text:p text:style-name="P10"><text:span text:style-name="T14">Спада и др. (F. Spada, P. Demarque, Y.-C. Kim, and A. Sills), Astrophys. J. 776, 87 (2013).</text:span></text:p>
        </text:list-item>
        <text:list-item>
          <text:p text:style-name="P10"><text:span text:style-name="T14">Тис и др. (I. Thies, J. Pflamm-Altenburg, P. Kroupa, and M. Marks), Astrophys. J. 800, 72 (2015).</text:span></text:p>
        </text:list-item>
        <text:list-item>
          <text:p text:style-name="P10"><text:span text:style-name="T14">Торрес (G. Torres), Astron. Nachr. 334, 4 (2013).</text:span></text:p>
        </text:list-item>
        <text:list-item>
          <text:p text:style-name="P10"><text:span text:style-name="T14">Уинтерс и др. (J.G. Winters, R.A. Sevrinsky, Wei-Chun Jao, T.J. Henry, A.R. Riedel, J.P. Subasavage, J.C. Lurie, P.A. Ianna, and C.T. Finch), Astron. J. 153, id. 14 (2017).</text:span></text:p>
        </text:list-item>
        <text:list-item>
          <text:p text:style-name="P10"><text:span text:style-name="T14">Ховричев и др. (M.Yu. Khovritchev, I.S. Izmailov, and E.V. Khrutskaya), MNRAS 435, 1083 (2013).</text:span></text:p>
        </text:list-item>
        <text:list-item>
          <text:p text:style-name="P10"><text:span text:style-name="T14">Ховричев М.Ю., Куликова А.М., Письма в Астрон. журн. 41, 896 (2015) [M.Yu. Khovritchev and A.M. Kulikova, Astron. Lett 41, 833 (2015)].</text:span></text:p>
        </text:list-item>
        <text:list-item>
          <text:p text:style-name="P10"><text:span text:style-name="T14">Ховричев М.Ю., Куликова А.М., Соков Е.Н. и др., Письма в Астрон. журн. 42, 754 (2016) [M.Yu. Khovritchev et al., Astron. Lett. 42, 686 (2016)].</text:span></text:p>
        </text:list-item>
        <text:list-item>
          <text:p text:style-name="P10"><text:span text:style-name="T14">Хруцкая Е.В., Бережной А.А., Ховричев М.Ю., Письма в Астрон. журн. 37, 458 (2011) [E.V. Khrutskaya et al., Astron. Lett. 37, 420 (2011)].</text:span></text:p>
        </text:list-item>
        <text:list-item>
          <text:p text:style-name="P10"><text:span text:style-name="T14">Шабрие и др. (G. Chabrier , I. Baraffe , F. Allard and P.H. Hauschildt), ASP Conference Series, Vol. TBA, (2005).</text:span></text:p>
        </text:list-item>
      </text:list>
      <text:p text:style-name="P7"/>
      <text:p text:style-name="P7"/>
      <text:p text:style-name="Standard"><text:span text:style-name="T16">Важность исследования коричневых карликов в пост-гаевскую эпоху:<text:line-break/></text:span><text:soft-page-break/><text:a xlink:type="simple" xlink:href="https://ui.adsabs.harvard.edu/abs/2019BAAS...51c.105K/abstract" text:style-name="Internet_20_link" text:visited-style-name="Visited_20_Internet_20_Link"><text:span text:style-name="T12">https://ui.adsabs.harvard.edu/abs/2019BAAS...51c.105K/abstract</text:span></text:a></text:p>
      <text:p text:style-name="P3"/>
      <text:p text:style-name="Standard"><text:span text:style-name="T16">Gaia Docs:</text:span></text:p>
      <text:p text:style-name="Standard"><text:a xlink:type="simple" xlink:href="https://gea.esac.esa.int/archive/documentation/GDR2/bib.html#bib3" text:style-name="Internet_20_link" text:visited-style-name="Visited_20_Internet_20_Link"><text:span text:style-name="T12">https://gea.esac.esa.int/archive/documentation/GDR2/bib.html#bib3</text:span></text:a></text:p>
      <text:p text:style-name="Standard"><text:a xlink:type="simple" xlink:href="https://gea.esac.esa.int/archive/documentation/GDR2/Data_processing/chap_cu4sso/sec_cu4sso_QAV/ssec_cu4sso_verifcolindexes.html" text:style-name="Internet_20_link" text:visited-style-name="Visited_20_Internet_20_Link"><text:span text:style-name="T12">https://gea.esac.esa.int/archive/documentation/GDR2/Data_processing/chap_cu4sso/sec_cu4sso_QAV/ssec_cu4sso_verifcolindexes.html</text:span></text:a></text:p>
      <text:p text:style-name="P2"/>
      <text:p text:style-name="P3"/>
      <text:p text:style-name="P5"><text:a xlink:type="simple" xlink:href="https://arxiv.org/abs/astro-ph/0409465" text:style-name="Internet_20_link" text:visited-style-name="Visited_20_Internet_20_Link"><text:span text:style-name="T13">https://arxiv.org/abs/astro-ph/0409465</text:span></text:a></text:p>
      <text:p text:style-name="P5"><text:span text:style-name="T5">https://arxiv.org/pdf/astro-ph/0509798.pdf</text:span></text:p>
      <text:p text:style-name="P5"><text:span text:style-name="T5">G. Chabrier , I. Baraffe , F. Allard and P.H. Hauschildt , ASP Conference Series, Vol. TBA, (2005).</text:span></text:p>
      <text:p text:style-name="P4"/>
      <text:p text:style-name="Standard"><text:span text:style-name="T1">Chabrier G., 2005, in E. Corbelli, F. Palla, &amp; H. Zinnecker ed., The Initial Mass Function 50 Years Later Vol. 327 of Astrophysics and Space Science Library, The Initial Mass Function: from Salpeter 1955 to 2005. Springer, Dordrecht, pp 41–50</text:span></text:p>
      <text:p text:style-name="P1"/>
      <text:p text:style-name="P5"><text:span text:style-name="T2">(\bibitem[\protect\citeauthoryear{Gontcharov \&amp; Kiyaeva}{2002}]{2002A&amp;A...391..647G} Gontcharov G.~A., Kiyaeva O.~V., 2002, A&amp;A, 391, 647</text:span></text:p>
      <text:p text:style-name="P5"><text:span text:style-name="T2"><text:s/></text:span><text:a xlink:type="simple" xlink:href="https://ui.adsabs.harvard.edu/abs/2002A%26A...391..647G/abstract" text:style-name="Internet_20_link" text:visited-style-name="Visited_20_Internet_20_Link"><text:span text:style-name="T12">https://ui.adsabs.harvard.edu/abs/2002A%26A...391..647G/abstract</text:span></text:a><text:span text:style-name="T2">)</text:span></text:p>
      <text:p text:style-name="P6"/>
      <text:p text:style-name="P5"><text:a xlink:type="simple" xlink:href="https://en.wikipedia.org/wiki/Edward_Emerson_Barnard" text:style-name="Internet_20_link" text:visited-style-name="Visited_20_Internet_20_Link"><text:span text:style-name="T7">Barnard, E. E.</text:span></text:a><text:span text:style-name="T7"> (1916). "A small star with large proper motion". </text:span><text:span text:style-name="T8">The Astronomical Journal</text:span><text:span text:style-name="T7">. </text:span><text:span text:style-name="T9">29</text:span><text:span text:style-name="T7"> (695): 181. потом ссылку отредактируй корректно</text:span><text:span text:style-name="T6">)</text:span></text:p>
      <text:p text:style-name="P8"/>
      <text:p text:style-name="P5"><text:span text:style-name="T6">\bibitem[\protect\citeauthoryear{Knapp \&amp; Nanson}{2018}]{2018JDSO...14..367K} Knapp W., Nanson J., 2018, JDSO, 14, 367)</text:span></text:p>
      <text:p text:style-name="P1"/>
      <text:p text:style-name="P5"><text:span text:style-name="T6"><text:s/>\bibitem[\protect\citeauthoryear{Kervella, Arenou, Mignard \&amp; Th{\'e}venin}{2019}]{2019A&amp;A...623A..72K} Kervella P., Arenou F., Mignard F., Th{\'e}venin F., 2019, A&amp;A, 623, A72 </text:span><text:a xlink:type="simple" xlink:href="https://ui.adsabs.harvard.edu/abs/2019A%26A...623A..72K/abstract" text:style-name="Internet_20_link" text:visited-style-name="Visited_20_Internet_20_Link"><text:span text:style-name="T10">https://ui.adsabs.harvard.edu/abs/2019A%26A...623A..72K/abstract</text:span></text:a><text:span text:style-name="T6">).</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9" meta:word-count="1166" meta:character-count="7936" meta:non-whitespace-character-count="6864"/>
    <meta:generator>LibreOffice/5.1.6.2$Linux_X86_64 LibreOffice_project/10m0$Build-2</meta:generator>
  </office:meta>
</office:document-meta>
</file>